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588cm" style:rel-column-width="900*"/>
    </style:style>
    <style:style style:name="Tabella1.B" style:family="table-column">
      <style:table-column-properties style:column-width="1.826cm" style:rel-column-width="1035*"/>
    </style:style>
    <style:style style:name="Tabella1.C" style:family="table-column">
      <style:table-column-properties style:column-width="5.477cm" style:rel-column-width="3105*"/>
    </style:style>
    <style:style style:name="Tabella1.D" style:family="table-column">
      <style:table-column-properties style:column-width="1.005cm" style:rel-column-width="570*"/>
    </style:style>
    <style:style style:name="Tabella1.E" style:family="table-column">
      <style:table-column-properties style:column-width="1.438cm" style:rel-column-width="815*"/>
    </style:style>
    <style:style style:name="Tabella1.H" style:family="table-column">
      <style:table-column-properties style:column-width="5.503cm" style:rel-column-width="3120*"/>
    </style:style>
    <style:style style:name="Tabella1.I" style:family="table-column">
      <style:table-column-properties style:column-width="0.9cm" style:rel-column-width="510*"/>
    </style:style>
    <style:style style:name="Tabella1.J" style:family="table-column">
      <style:table-column-properties style:column-width="0.476cm" style:rel-column-width="270*"/>
    </style:style>
    <style:style style:name="Tabella1.K" style:family="table-column">
      <style:table-column-properties style:column-width="2.223cm" style:rel-column-width="1260*"/>
    </style:style>
    <style:style style:name="Tabella1.L" style:family="table-column">
      <style:table-column-properties style:column-width="0.503cm" style:rel-column-width="285*"/>
    </style:style>
    <style:style style:name="Tabella1.M" style:family="table-column">
      <style:table-column-properties style:column-width="2.487cm" style:rel-column-width="1410*"/>
    </style:style>
    <style:style style:name="Tabella1.N" style:family="table-column">
      <style:table-column-properties style:column-width="1.401cm" style:rel-column-width="794*"/>
    </style:style>
    <style:style style:name="Tabella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N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dotte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dotted #000000"/>
    </style:style>
    <style:style style:name="Tabella1.F4" style:family="table-cell">
      <style:table-cell-properties fo:padding="0.097cm" fo:border-left="0.05pt solid #000000" fo:border-right="none" fo:border-top="none" fo:border-bottom="0.05pt dotted #000000"/>
    </style:style>
    <style:style style:name="Tabella1.G4" style:family="table-cell">
      <style:table-cell-properties fo:padding="0.097cm" fo:border-left="0.05pt solid #000000" fo:border-right="none" fo:border-top="none" fo:border-bottom="0.05pt dotted #000000"/>
    </style:style>
    <style:style style:name="Tabella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dotted #000000"/>
    </style:style>
    <style:style style:name="Tabella1.K4" style:family="table-cell">
      <style:table-cell-properties fo:padding="0.097cm" fo:border-left="0.05pt solid #000000" fo:border-right="none" fo:border-top="none" fo:border-bottom="0.05pt dotted #000000"/>
    </style:style>
    <style:style style:name="Tabella1.L4" style:family="table-cell">
      <style:table-cell-properties fo:padding="0.097cm" fo:border-left="0.05pt solid #000000" fo:border-right="none" fo:border-top="none" fo:border-bottom="0.05pt dotted #000000"/>
    </style:style>
    <style:style style:name="Tabella1.M4" style:family="table-cell">
      <style:table-cell-properties fo:padding="0.097cm" fo:border-left="0.05pt solid #000000" fo:border-right="none" fo:border-top="none" fo:border-bottom="0.05pt dotte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J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K5" style:family="table-cell">
      <style:table-cell-properties fo:padding="0.097cm" fo:border-left="0.05pt solid #000000" fo:border-right="none" fo:border-top="none" fo:border-bottom="0.05pt solid #000000"/>
    </style:style>
    <style:style style:name="Tabella1.L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M5" style:family="table-cell">
      <style:table-cell-properties fo:padding="0.097cm" fo:border-left="0.05pt solid #000000" fo:border-right="none" fo:border-top="none" fo:border-bottom="0.05pt solid #000000"/>
    </style:style>
    <style:style style:name="Tabella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255b477" officeooo:paragraph-rsid="0255b477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2591e82" officeooo:paragraph-rsid="02591e82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4d671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4ce19d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4b30e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55ad9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591e8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Header">
      <style:paragraph-properties fo:text-align="center" style:justify-single-word="false"/>
      <style:text-properties style:use-window-font-color="true" style:font-name="Ubuntu Light" fo:font-size="6pt" fo:font-style="normal" style:text-underline-style="none" fo:font-weight="normal" officeooo:rsid="01e67240" officeooo:paragraph-rsid="023af2f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24d671e" officeooo:paragraph-rsid="024d671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2591e82" officeooo:paragraph-rsid="02591e8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T3" style:family="text">
      <style:text-properties officeooo:rsid="02536410"/>
    </style:style>
    <style:style style:name="T4" style:family="text">
      <style:text-properties officeooo:rsid="02591e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3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header-rows>
          <table:table-row>
            <table:table-cell table:style-name="Tabella1.A1" table:number-rows-spanned="2" office:value-type="string">
              <text:p text:style-name="P16">Codice</text:p>
            </table:table-cell>
            <table:table-cell table:style-name="Tabella1.A1" table:number-rows-spanned="2" office:value-type="string">
              <text:p text:style-name="P18">Etichetta</text:p>
            </table:table-cell>
            <table:table-cell table:style-name="Tabella1.A1" table:number-rows-spanned="2" office:value-type="string">
              <text:p text:style-name="P17">Partner</text:p>
            </table:table-cell>
            <table:table-cell table:style-name="Tabella1.A1" table:number-columns-spanned="4" office:value-type="string">
              <text:p text:style-name="P16">Descrizioni</text:p>
            </table:table-cell>
            <table:covered-table-cell/>
            <table:covered-table-cell/>
            <table:covered-table-cell/>
            <table:table-cell table:style-name="Tabella1.A1" table:number-rows-spanned="2" office:value-type="string">
              <text:p text:style-name="P20">Nome</text:p>
            </table:table-cell>
            <table:table-cell table:style-name="Tabella1.A1" table:number-rows-spanned="2" office:value-type="string">
              <text:p text:style-name="P20">Q x</text:p>
            </table:table-cell>
            <table:table-cell table:style-name="Tabella1.A1" table:number-rows-spanned="2" table:number-columns-spanned="2" office:value-type="string">
              <text:p text:style-name="P16">EAN <text:span text:style-name="T1">13</text:span></text:p>
            </table:table-cell>
            <table:covered-table-cell/>
            <table:table-cell table:style-name="Tabella1.A1" table:number-rows-spanned="2" table:number-columns-spanned="2" office:value-type="string">
              <text:p text:style-name="P16">EAN 8</text:p>
            </table:table-cell>
            <table:covered-table-cell/>
            <table:table-cell table:style-name="Tabella1.N1" table:number-rows-spanned="2" office:value-type="string">
              <text:p text:style-name="P16">Prod.</text:p>
            </table:table-cell>
          </table:table-row>
          <table:table-row>
            <table:covered-table-cell/>
            <table:covered-table-cell/>
            <table:covered-table-cell/>
            <table:table-cell table:style-name="Tabella1.D2" office:value-type="string">
              <text:p text:style-name="P16"/>
            </table:table-cell>
            <table:table-cell table:style-name="Tabella1.E2" office:value-type="string">
              <text:p text:style-name="P19">IT</text:p>
            </table:table-cell>
            <table:table-cell table:style-name="Tabella1.F2" office:value-type="string">
              <text:p text:style-name="P19">EN</text:p>
            </table:table-cell>
            <table:table-cell table:style-name="Tabella1.G2" office:value-type="string">
              <text:p text:style-name="P19">F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3" table:number-columns-spanned="14" office:value-type="string">
            <text:p text:style-name="P12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rows-spanned="2" office:value-type="string">
            <text:p text:style-name="P14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10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B4" table:number-rows-spanned="2" office:value-type="string">
            <text:p text:style-name="P26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4" office:value-type="string">
            <text:p text:style-name="P7"><text:placeholder text:placeholder-type="text">&lt;job.order_id.partner_id.name&gt;</text:placeholder></text:p>
          </table:table-cell>
          <table:table-cell table:style-name="Tabella1.D4" office:value-type="string">
            <text:p text:style-name="P29">TEL<text:span text:style-name="T4">AIO</text:span>.</text:p>
          </table:table-cell>
          <table:table-cell table:style-name="Tabella1.E4" office:value-type="string">
            <text:p text:style-name="P21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22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4" office:value-type="string">
            <text:p text:style-name="P24"><text:placeholder text:placeholder-type="text">&lt;get_field_lang(job.product_id.id, 'label_frame', 'fr_FR')&gt;</text:placeholder><text:placeholder text:placeholder-type="text">&lt;if test="not get_field_lang(job.product_id.id, 'label_frame', 'fr_FR')"&gt;</text:placeholder><draw:frame draw:style-name="fr1" draw:name="Immagine10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5" table:number-rows-spanned="2" office:value-type="string">
            <text:p text:style-name="P25"><text:placeholder text:placeholder-type="text">&lt;job.product_id.name&gt;</text:placeholder></text:p>
            <text:p text:style-name="P25"><text:placeholder text:placeholder-type="text">&lt;get_field_lang(job.product_id.id, 'name', 'fr_FR')&gt;</text:placeholder></text:p>
            <text:p text:style-name="P25"><text:placeholder text:placeholder-type="text">&lt;get_field_lang(job.product_id.id, 'name', 'fr_FR')&gt;</text:placeholder></text:p>
          </table:table-cell>
          <table:table-cell table:style-name="Tabella1.I4" office:value-type="string">
            <text:p text:style-name="P27"><text:span text:style-name="T3">Sc. </text:span><text:placeholder text:placeholder-type="text">&lt;int(job.record_data_q_x_pack or '0')&gt;</text:placeholder><text:placeholder text:placeholder-type="text">&lt;if test="not job.record_data_q_x_pack"&gt;</text:placeholder><draw:frame draw:style-name="fr1" draw:name="Immagine2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4" office:value-type="string">
            <text:p text:style-name="P8"/>
          </table:table-cell>
          <table:table-cell table:style-name="Tabella1.K4" office:value-type="string">
            <text:p text:style-name="P9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L4" office:value-type="string">
            <text:p text:style-name="P8"/>
          </table:table-cell>
          <table:table-cell table:style-name="Tabella1.M4" office:value-type="string">
            <text:p text:style-name="P4"><text:placeholder text:placeholder-type="text">&lt;job.record_data_ean8&gt;</text:placeholder></text:p>
          </table:table-cell>
          <table:table-cell table:style-name="Tabella1.N4" office:value-type="string">
            <text:p text:style-name="P8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5" office:value-type="string">
            <text:p text:style-name="P13"><text:placeholder text:placeholder-type="text">&lt;job.order_id.destination_partner_id.name&gt;</text:placeholder></text:p>
          </table:table-cell>
          <table:table-cell table:style-name="Tabella1.D5" office:value-type="string">
            <text:p text:style-name="P30">TELA</text:p>
          </table:table-cell>
          <table:table-cell table:style-name="Tabella1.E5" office:value-type="string">
            <text:p text:style-name="P23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5" office:value-type="string">
            <text:p text:style-name="P22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6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5" office:value-type="string">
            <text:p text:style-name="P22"><text:placeholder text:placeholder-type="text">&lt;get_field_lang(job.product_id.id, 'label_fabric_color', 'fr_FR')&gt;</text:placeholder><text:placeholder text:placeholder-type="text">&lt;if test="not get_field_lang(job.product_id.id, 'label_fabric_color', 'fr_FR')"&gt;</text:placeholder><draw:frame draw:style-name="fr1" draw:name="Immagine11" text:anchor-type="as-char" svg:width="0.4cm" svg:height="0.379cm" draw:z-index="7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covered-table-cell/>
          <table:table-cell table:style-name="Tabella1.I5" office:value-type="string">
            <text:p text:style-name="P10"><text:span text:style-name="T3">P. </text:span><text:placeholder text:placeholder-type="text">&lt;job.product_id.q_x_pallet or job.product_id.item_per_pallet&gt;</text:placeholder><text:placeholder text:placeholder-type="text">&lt;if test="not (job.product_id.q_x_pallet or job.product_id.item_per_pallet)"&gt;</text:placeholder><draw:frame draw:style-name="fr1" draw:name="Immagine9" text:anchor-type="as-char" svg:width="0.4cm" svg:height="0.379cm" draw:z-index="8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5" office:value-type="string">
            <text:p text:style-name="P11">S</text:p>
          </table:table-cell>
          <table:table-cell table:style-name="Tabella1.K5" office:value-type="string">
            <text:p text:style-name="P6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9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L5" office:value-type="string">
            <text:p text:style-name="P11">S</text:p>
          </table:table-cell>
          <table:table-cell table:style-name="Tabella1.M5" office:value-type="string">
            <text:p text:style-name="P4"><text:placeholder text:placeholder-type="text">&lt;job.record_data_ean8_mono&gt;</text:placeholder></text:p>
          </table:table-cell>
          <table:table-cell table:style-name="Tabella1.N5" office:value-type="string">
            <text:p text:style-name="P5"><text:placeholder text:placeholder-type="text">&lt;job.record_data_period&gt;</text:placeholder></text:p>
          </table:table-cell>
        </table:table-row>
        <table:table-row>
          <table:table-cell table:style-name="Tabella1.A6" table:number-columns-spanned="1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1-06T09:56:43.956551608</dc:date>
    <meta:editing-duration>P7DT2H59M44S</meta:editing-duration>
    <meta:editing-cycles>1101</meta:editing-cycles>
    <meta:generator>LibreOffice/4.3.3.2$Linux_X86_64 LibreOffice_project/430m0$Build-2</meta:generator>
    <dc:creator>thebrush </dc:creator>
    <meta:document-statistic meta:table-count="2" meta:image-count="11" meta:object-count="0" meta:page-count="1" meta:paragraph-count="42" meta:word-count="116" meta:character-count="1863" meta:non-whitespace-character-count="1789"/>
    <meta:user-defined meta:name="Info 1"/>
    <meta:user-defined meta:name="Info 2"/>
    <meta:user-defined meta:name="Info 3"/>
    <meta:user-defined meta:name="Info 4"/>
  </office:meta>
</office:document-meta>
</file>